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2ffb0" officeooo:paragraph-rsid="0002ffb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709ad" officeooo:paragraph-rsid="000709a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02ffb0" officeooo:paragraph-rsid="0002ffb0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normal" officeooo:rsid="000709ad" officeooo:paragraph-rsid="000709a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4fca5" officeooo:paragraph-rsid="0004fca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.5pt" officeooo:paragraph-rsid="000709ad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.5pt" fo:font-weight="bold" officeooo:paragraph-rsid="000709ad" style:font-size-asian="10.5pt" style:font-weight-asian="bold" style:font-size-complex="10.5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.5pt" fo:language="fr" fo:country="FR" style:text-underline-style="none" fo:font-weight="normal" officeooo:rsid="00065a2f" officeooo:paragraph-rsid="000709ad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fo:font-weight="normal" officeooo:rsid="0002ffb0" officeooo:paragraph-rsid="0002ffb0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04fca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paragraph-rsid="0004fca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065a2f" officeooo:paragraph-rsid="00065a2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65a2f" officeooo:paragraph-rsid="00065a2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70c0" style:font-name="Times New Roman" fo:font-size="10.5pt" officeooo:paragraph-rsid="000709ad" style:font-size-asian="10.5pt" style:font-size-complex="10.5pt"/>
    </style:style>
    <style:style style:name="P15" style:family="paragraph" style:parent-style-name="Standard">
      <style:paragraph-properties fo:margin-top="0in" fo:margin-bottom="0.1043in" loext:contextual-spacing="true" fo:text-align="center" style:justify-single-word="false" fo:orphans="2" fo:widows="2" style:punctuation-wrap="simple"/>
      <style:text-properties style:font-name="Times New Roman" fo:font-size="10.5pt" officeooo:paragraph-rsid="00065a2f" style:font-size-asian="10.5pt" style:font-size-complex="10.5pt"/>
    </style:style>
    <style:style style:name="P16" style:family="paragraph" style:parent-style-name="Standard">
      <style:paragraph-properties fo:margin-top="0in" fo:margin-bottom="0.1043in" loext:contextual-spacing="true" fo:text-align="center" style:justify-single-word="false" fo:orphans="2" fo:widows="2" style:punctuation-wrap="simple"/>
      <style:text-properties style:font-name="Times New Roman" fo:font-size="10.5pt" style:text-underline-style="none" fo:font-weight="bold" officeooo:rsid="00065a2f" officeooo:paragraph-rsid="00065a2f" style:font-size-asian="10.5pt" style:font-weight-asian="bold" style:font-size-complex="10.5pt" style:font-weight-complex="bold"/>
    </style:style>
    <style:style style:name="P17" style:family="paragraph" style:parent-style-name="List_20_Paragraph" style:list-style-name="L5">
      <style:paragraph-properties fo:text-align="justify" style:justify-single-word="false"/>
      <style:text-properties style:font-name="Garamond" fo:font-size="10.5pt" officeooo:paragraph-rsid="00065a2f" style:font-size-asian="10.5pt" style:font-size-complex="10.5pt"/>
    </style:style>
    <style:style style:name="P18" style:family="paragraph" style:parent-style-name="List_20_Paragraph" style:list-style-name="L5">
      <style:paragraph-properties fo:text-align="justify" style:justify-single-word="false"/>
      <style:text-properties style:font-name="Times New Roman" fo:font-size="10.5pt" officeooo:paragraph-rsid="00065a2f" style:font-size-asian="10.5pt" style:font-size-complex="10.5pt"/>
    </style:style>
    <style:style style:name="P19" style:family="paragraph" style:parent-style-name="List_20_Paragraph" style:list-style-name="L5">
      <style:paragraph-properties fo:text-align="justify" style:justify-single-word="false"/>
      <style:text-properties style:font-name="Times New Roman" fo:font-size="10.5pt" style:text-underline-style="none" fo:font-weight="normal" officeooo:rsid="00065a2f" officeooo:paragraph-rsid="00065a2f" style:font-size-asian="10.5pt" style:font-weight-asian="normal" style:font-size-complex="10.5pt" style:font-weight-complex="normal"/>
    </style:style>
    <style:style style:name="P20" style:family="paragraph" style:parent-style-name="List_20_Paragraph" style:list-style-name="L5">
      <style:paragraph-properties fo:text-align="justify" style:justify-single-word="false"/>
      <style:text-properties style:font-name="Times New Roman" fo:font-size="10.5pt" style:text-underline-style="none" fo:font-weight="bold" officeooo:rsid="00065a2f" officeooo:paragraph-rsid="000709ad" style:font-size-asian="10.5pt" style:font-weight-asian="bold" style:font-size-complex="10.5pt" style:font-weight-complex="bold"/>
    </style:style>
    <style:style style:name="P21" style:family="paragraph" style:parent-style-name="List_20_Paragraph">
      <style:paragraph-properties fo:text-align="center" style:justify-single-word="false"/>
      <style:text-properties style:font-name="Times New Roman" fo:font-size="10.5pt" style:text-underline-style="none" fo:font-weight="bold" officeooo:rsid="00065a2f" officeooo:paragraph-rsid="00065a2f" style:font-size-asian="10.5pt" style:font-weight-asian="bold" style:font-size-complex="10.5pt" style:font-weight-complex="bold"/>
    </style:style>
    <style:style style:name="P22" style:family="paragraph" style:parent-style-name="List_20_Paragraph">
      <style:paragraph-properties fo:text-align="center" style:justify-single-word="false"/>
      <style:text-properties style:font-name="Times New Roman" fo:font-size="10.5pt" style:text-underline-style="none" fo:font-weight="bold" officeooo:rsid="00065a2f" officeooo:paragraph-rsid="000709ad" style:font-size-asian="10.5pt" style:font-weight-asian="bold" style:font-size-complex="10.5pt" style:font-weight-complex="bold"/>
    </style:style>
    <style:style style:name="P23" style:family="paragraph" style:parent-style-name="List_20_Paragraph" style:list-style-name="L5">
      <style:paragraph-properties fo:margin-left="0in" fo:margin-right="0in" fo:text-align="justify" style:justify-single-word="false" fo:text-indent="0in" style:auto-text-indent="false"/>
      <style:text-properties style:font-name="Garamond" fo:font-size="12pt" style:text-underline-style="none" fo:font-weight="bold" officeooo:rsid="00065a2f" officeooo:paragraph-rsid="00065a2f" style:font-size-asian="12pt" style:font-weight-asian="bold" style:font-size-complex="12pt" style:font-weight-complex="bold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0.5pt" style:text-underline-style="none" fo:font-weight="bold" officeooo:rsid="00065a2f" officeooo:paragraph-rsid="00065a2f" style:font-size-asian="10.5pt" style:font-weight-asian="bold" style:font-size-complex="10.5pt" style:font-weight-complex="bold"/>
    </style:style>
    <style:style style:name="P2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0.5pt" style:text-underline-style="none" fo:font-weight="bold" officeooo:rsid="00065a2f" officeooo:paragraph-rsid="000709ad" style:font-size-asian="10.5pt" style:font-weight-asian="bold" style:font-size-complex="10.5pt" style:font-weight-complex="bold"/>
    </style:style>
    <style:style style:name="P26" style:family="paragraph">
      <loext:graphic-properties draw:fill-color="#333333"/>
      <style:paragraph-properties fo:text-align="center"/>
    </style:style>
    <style:style style:name="T1" style:family="text">
      <style:text-properties officeooo:rsid="0004fca5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4fca5"/>
    </style:style>
    <style:style style:name="T4" style:family="text">
      <style:text-properties style:font-name="Times New Roman" style:text-underline-style="solid" style:text-underline-width="auto" style:text-underline-color="font-color" officeooo:rsid="0004fca5"/>
    </style:style>
    <style:style style:name="T5" style:family="text">
      <style:text-properties style:font-name="Times New Roman" style:text-underline-style="none" officeooo:rsid="0004fca5"/>
    </style:style>
    <style:style style:name="T6" style:family="text">
      <style:text-properties style:font-name="Times New Roman" officeooo:rsid="000709a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Shape1" draw:style-name="gr1" draw:text-style-name="P26" svg:x1="0.0154in" svg:y1="0.052in" svg:x2="6.9598in" svg:y2="0.0799in"><text:p/></draw:line></text:p>
      <text:p text:style-name="P2">Justin Juel</text:p>
      <text:p text:style-name="P4">2704 Birch ST Norfolk VA, 23513</text:p>
      <text:p text:style-name="P4">979.224.4691</text:p>
      <text:p text:style-name="P4"><text:a xlink:type="simple" xlink:href="mailto:justin.juel@gmail.com" text:style-name="Internet_20_link" text:visited-style-name="Visited_20_Internet_20_Link">justin.juel@gmail.com</text:a></text:p>
      <text:p text:style-name="P4"><draw:line text:anchor-type="paragraph" draw:z-index="3" draw:name="Shape1" draw:style-name="gr1" draw:text-style-name="P26" svg:x1="0.0154in" svg:y1="0.052in" svg:x2="6.9598in" svg:y2="0.0799in"><text:p/></draw:line></text:p>
      <text:p text:style-name="P1">PROFESSIONAL SUMMARY</text:p>
      <text:p text:style-name="P1"/>
      <text:p text:style-name="P9">Network Engineer and <text:span text:style-name="T1">Military</text:span> Veteran with Top-secret Security Clearance and 6+ years of proven experience in information security, networking and helpdesk operations. Provided solutions to unique problems with information systems under adverse conditions with limited resources and high availability demands while <text:span text:style-name="T1">on-board</text:span> two <text:span text:style-name="T1">US</text:span> navy aircraft carriers in a forward deployed <text:span text:style-name="T1">environment.</text:span> Possess a comprehensive background in process development. Communication operations, and integration of information <text:span text:style-name="T1">technology</text:span> capabilities derived from conducting domestic and global operations. Motivated Cyber Security professional managing 4 virtual <text:span text:style-name="T1">networks</text:span> supporting 2 <text:span text:style-name="T1">cyber</text:span> defense teams conducting security <text:span text:style-name="T1">assessments</text:span> <text:span text:style-name="T1">globally.</text:span> Conducts regular process improvement audits and interacts with cyber defense team members on use and development of methods and tools. <text:span text:style-name="T1">Built</text:span> and managed 3 cyber <text:span text:style-name="T1">assessment</text:span> tools that meet DOD <text:span text:style-name="T1">information</text:span> systems compliance regulations. Led a team of 8 technicians and managed over $6 million worth of equipment and databases. Career supported by vast operational experience and current pursuit of a Bachelor of Science in Cyber security.</text:p>
      <text:p text:style-name="P3"><draw:line text:anchor-type="paragraph" draw:z-index="1" draw:name="Shape1" draw:style-name="gr1" draw:text-style-name="P26" svg:x1="0.0154in" svg:y1="0.052in" svg:x2="6.9598in" svg:y2="0.0799in"><text:p/></draw:line></text:p>
      <text:p text:style-name="P5"><text:span text:style-name="T7">Security+</text:span><text:tab/><text:tab/><text:tab/> <text:span text:style-name="T7">Cyber security</text:span><text:tab/><text:tab/><text:tab/> <text:s/><text:span text:style-name="T7">Quality Assurance | Compliance</text:span></text:p>
      <text:p text:style-name="P5"><text:span text:style-name="T7"/></text:p>
      <text:p text:style-name="P5"><text:span text:style-name="T7">Linux</text:span> <text:tab/><text:tab/><text:tab/><text:tab/> <text:span text:style-name="T7">Network Administration</text:span> <text:s text:c="5"/><text:tab/> <text:s/><text:span text:style-name="T7">Information Security</text:span></text:p>
      <text:p text:style-name="P11"><text:span text:style-name="T4"/></text:p>
      <text:p text:style-name="P10"><draw:line text:anchor-type="paragraph" draw:z-index="2" draw:name="Shape1" draw:style-name="gr1" draw:text-style-name="P26" svg:x1="0.0154in" svg:y1="0.4457in" svg:x2="6.9598in" svg:y2="0.4736in"><text:p/></draw:line><text:span text:style-name="T4">Data Analysis</text:span><text:span text:style-name="T5"> <text:tab/><text:tab/> </text:span><text:span text:style-name="T4">Policy Implementation</text:span><text:span text:style-name="T5"> <text:s text:c="6"/><text:tab/><text:tab/> <text:s/></text:span><text:span text:style-name="T4">Risk Management</text:span></text:p>
      <text:p text:style-name="P10"><text:span text:style-name="T4"/></text:p>
      <text:p text:style-name="P10"><text:span text:style-name="T4"/></text:p>
      <text:p text:style-name="P12"><text:span text:style-name="T3">P</text:span><text:span text:style-name="T2">ROFESSIONAL EXPERIENCE</text:span></text:p>
      <text:p text:style-name="P13"><text:span text:style-name="T2"/></text:p>
      <text:p text:style-name="P13"><text:span text:style-name="T6">US</text:span><text:span text:style-name="T2"> Navy – Various Locations <text:s text:c="89"/>2011-Present</text:span></text:p>
      <text:p text:style-name="P13"><text:span text:style-name="T2">Networking Administrator / Engineer (2015-Present)</text:span></text:p>
      <text:list xml:id="list1637664814" text:style-name="L5">
        <text:list-item>
          <text:p text:style-name="P18">Directed 8 Technicians in administration of 3,500 assets; conducted semi-annual and annual performance evaluations of assigned employees</text:p>
        </text:list-item>
        <text:list-item>
          <text:p text:style-name="P18">Created 700 virtual machines to support 150 operations that identified critical network vulnerabilities </text:p>
        </text:list-item>
        <text:list-item>
          <text:p text:style-name="P18">Updated and issued 1700 unclassified and classified assessment hard drives and laptops to mitigate network vulnerabilities for 90 fleet assessments </text:p>
        </text:list-item>
        <text:list-item>
          <text:p text:style-name="P18">Upgraded and reconfigured virtual workstations; ensured operability for operations and assessment of 400 afloat and ashore networks <text:s/></text:p>
        </text:list-item>
        <text:list-item>
          <text:p text:style-name="P18">Modernized 8 processes and operating procedures and formed 3 new processes that optimized IT resources and saved 480 man-hours annually</text:p>
        </text:list-item>
        <text:list-item>
          <text:p text:style-name="P19">Tested and developed 3 network administration tools used to manage 4 unique networks with 1000 assets in total</text:p>
          <text:p text:style-name="P23"><text:span text:style-name="T2">Telecommunications Engineer | Supervisor ( 2011-2015 )</text:span></text:p>
        </text:list-item>
        <text:list-item>
          <text:p text:style-name="P18">Supervised 8 Technicians to ensure connectivity to classified and unclassified LANs; processed 10,000 messages for staff abroad USS Harry S Truman</text:p>
        </text:list-item>
        <text:list-item>
          <text:p text:style-name="P18">Processed 10,000 incoming and outgoing Naval messages as a Message Center Operator; ensured routing and delivery of message traffic through NAVMACS II and Defense Message Dissemination System (DMDS)</text:p>
        </text:list-item>
        <text:list-item>
          <text:p text:style-name="P17"><text:span text:style-name="T2">Experienced Global Broadcast Systems (GBS) Administrator; conducted 3 GBS satellite transponder shifts to include imagery, video and data products</text:span> </text:p>
        </text:list-item>
        <text:list-item>
          <text:p text:style-name="P18">Conducted ship assessment and oversaw the repair of 840 cable way deficiencies <text:s/></text:p>
        </text:list-item>
        <text:list-item>
          <text:p text:style-name="P18">Managed 4 Message Center Operators to ensure accurate input / output media to classified and unclassified LANs; <text:s/></text:p>
        </text:list-item>
        <text:list-item>
          <text:p text:style-name="P20"><text:soft-page-break/><text:span text:style-name="T8">Safeguarded communication security materials, handled classified material, initialized computer workstations and communicated network and system issues</text:span> </text:p>
        </text:list-item>
      </text:list>
      <text:p text:style-name="P22"/>
      <text:p text:style-name="P25">EDUCATION</text:p>
      <text:p text:style-name="P15">University of Maryland University College</text:p>
      <text:p text:style-name="P16"><text:s/><text:span text:style-name="T8">Bachelor of Science in Cyber security and Networking with minor in Information Management, Expected Summer 2018</text:span></text:p>
      <text:p text:style-name="P21"/>
      <text:p text:style-name="P24">CERTIFICATIONS</text:p>
      <text:p text:style-name="P6">CompTIA Security+ Continued Education, 11/15 – 11/18 </text:p>
      <text:p text:style-name="P6">CompTIA Linux+, 11/16 </text:p>
      <text:p text:style-name="P6">DOD IAT level II</text:p>
      <text:p text:style-name="P14"/>
      <text:p text:style-name="P7">TECHNICAL SKILLS</text:p>
      <text:p text:style-name="P7"/>
      <text:p text:style-name="P8">VMware, Windows (7,10, server 2008, 2008r2,2012), Linux, Kali Linux, Red Hat Linux,Unix, ACAS, Ansible, Lansweeper, Solarwinds, SQL, Office, VBS, Virtual Box, Networking, <text:s/>Pen-testing (physical and remote) Internet Protocol Suite (TCP / I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6:15:35.720596794</meta:creation-date>
    <dc:date>2017-09-02T17:05:39.417219097</dc:date>
    <meta:editing-duration>PT11M28S</meta:editing-duration>
    <meta:editing-cycles>2</meta:editing-cycles>
    <meta:generator>LibreOffice/5.3.5.2$Linux_X86_64 LibreOffice_project/30$Build-2</meta:generator>
    <meta:document-statistic meta:table-count="0" meta:image-count="0" meta:object-count="0" meta:page-count="2" meta:paragraph-count="34" meta:word-count="508" meta:character-count="3840" meta:non-whitespace-character-count="3241"/>
  </office:meta>
</office:document-meta>
</file>